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2.5654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2.1043in"/>
    </style:style>
    <style:style style:name="co5" style:family="table-column">
      <style:table-column-properties fo:break-before="auto" style:column-width="2.9516in"/>
    </style:style>
    <style:style style:name="co6" style:family="table-column">
      <style:table-column-properties fo:break-before="auto" style:column-width="4.3236in"/>
    </style:style>
    <style:style style:name="co7" style:family="table-column">
      <style:table-column-properties fo:break-before="auto" style:column-width="2.0291in"/>
    </style:style>
    <style:style style:name="co8" style:family="table-column">
      <style:table-column-properties fo:break-before="auto" style:column-width="1.7508in"/>
    </style:style>
    <style:style style:name="co9" style:family="table-column">
      <style:table-column-properties fo:break-before="auto" style:column-width="13.2335in"/>
    </style:style>
    <style:style style:name="co10" style:family="table-column">
      <style:table-column-properties fo:break-before="auto" style:column-width="1.41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d0d0d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51pt solid #000000" style:direction="ltr" fo:padding="0.0138in" style:rotation-angle="0" style:rotation-align="none" style:vertical-align="automatic"/>
      <style:paragraph-properties fo:margin-left="0in"/>
      <style:text-properties fo:color="#ffff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_Nucleo-L432k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PN</text:p>
          </table:table-cell>
          <table:table-cell table:style-name="ce7" office:value-type="string" calcext:value-type="string">
            <text:p>Manufacturer</text:p>
          </table:table-cell>
          <table:table-cell table:style-name="ce1" office:value-type="string" calcext:value-type="string">
            <text:p>Vendor Website</text:p>
          </table:table-cell>
          <table:table-cell table:style-name="ce1" office:value-type="string" calcext:value-type="string">
            <text:p>Disponibilité CEDM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74AHC1G125DBVT</text:p>
          </table:table-cell>
          <table:table-cell office:value-type="string" calcext:value-type="string">
            <text:p>Buffer non inverseur 3-state</text:p>
          </table:table-cell>
          <table:table-cell office:value-type="string" calcext:value-type="string">
            <text:p>Package_SO:TSOP-5_1.65x3.05mm_P0.95mm</text:p>
          </table:table-cell>
          <table:table-cell office:value-type="string" calcext:value-type="string">
            <text:p>SN74AHC1G125DBVT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fr.farnell.com/texas-instruments/sn74ahc1g125dbvt/ic-sm-logic-74ahc1g-buffer/dp/1607808?ost=sn74ahc1g125dbvt" xlink:type="simple">https://fr.farnell.com/texas-instruments/sn74ahc1g125dbvt/ic-sm-logic-74ahc1g-buffer/dp/1607808?ost=sn74ahc1g125dbvt</text:a>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7, C9, C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ondensateur ceramique SM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GRM21BC81C106KE15L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<text:a xlink:href="https://fr.farnell.com/murata/grm21bc81c106ke15l/condensateur-10-f-16v-10-x6s-0805/dp/1907513?st=condensateur%2010%20uf%200805" xlink:type="simple">https://fr.farnell.com/murata/grm21bc81c106ke15l/condensateur-10-f-16v-10-x6s-0805/dp/1907513?st=condensateur%2010%20uf%200805</text:a></text:p>
          </table:table-cell>
          <table:table-cell office:value-type="string" calcext:value-type="string">
            <text:p>Oui</text:p>
          </table:table-cell>
          <table:table-cell table:style-name="ce33"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, C3, C4, C5, C6, C8, C10, C11, C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ondensateur ceramique SM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08055C104KAT4A</text:p>
          </table:table-cell>
          <table:table-cell office:value-type="string" calcext:value-type="string">
            <text:p>Kyocera</text:p>
          </table:table-cell>
          <table:table-cell office:value-type="string" calcext:value-type="string">
            <text:p><text:a xlink:href="https://fr.farnell.com/avx/08055c104kat4a/condensateur-0-1-f-50v-10-x7r/dp/2332787?st=condensateur%20100%20nf%200805" xlink:type="simple">https://fr.farnell.com/avx/08055c104kat4a/condensateur-0-1-f-50v-10-x7r/dp/2332787?st=condensateur%20100%20nf%200805</text:a></text:p>
          </table:table-cell>
          <table:table-cell office:value-type="string" calcext:value-type="string">
            <text:p>Oui</text:p>
          </table:table-cell>
          <table:table-cell table:style-name="ce33"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9616</text:p>
          </table:table-cell>
          <table:table-cell office:value-type="string" calcext:value-type="string">
            <text:p>CAN buffer</text:p>
          </table:table-cell>
          <table:table-cell office:value-type="string" calcext:value-type="string">
            <text:p>footprints:SO-8_STM</text:p>
          </table:table-cell>
          <table:table-cell office:value-type="string" calcext:value-type="string">
            <text:p>L961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a xlink:href="https://fr.farnell.com/stmicroelectronics/l9616/transceiver-can-1mbaud-5-5v-soic/dp/2807108" xlink:type="simple">https://fr.farnell.com/stmicroelectronics/l9616/transceiver-can-1mbaud-5-5v-soic/dp/2807108</text:a>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I_EXPRESS_CARD</text:p>
          </table:table-cell>
          <table:table-cell office:value-type="string" calcext:value-type="string">
            <text:p>PCI express connnecteur 90 degrée</text:p>
          </table:table-cell>
          <table:table-cell office:value-type="string" calcext:value-type="string">
            <text:p>Connector_PCBEdge:BUS_PCI_Express_Mini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<text:a xlink:href="https://fr.farnell.com/te-connectivity/2041119-1/conn-bord-de-carte-fem-52-voies/dp/3226791?st=mini%20pcie%20connecteur" xlink:type="simple">https://fr.farnell.com/te-connectivity/2041119-1/conn-bord-de-carte-fem-52-voies/dp/3226791?st=mini%20pcie%20connecteur</text:a>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 Standard</text:p>
          </table:table-cell>
          <table:table-cell office:value-type="string" calcext:value-type="string">
            <text:p>Connecteur du flatsat</text:p>
          </table:table-cell>
          <table:table-cell office:value-type="string" calcext:value-type="string">
            <text:p>flatsat_conn:flatsat_conn</text:p>
          </table:table-cell>
          <table:table-cell office:value-type="string" calcext:value-type="string">
            <text:p>SAMTEC SSW-120-02-L-D-RA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<text:a xlink:href="https://www.mouser.fr/ProductDetail/Samtec/SSW-120-02-L-D-RA?qs=%252BZP6%2F%252BtExtClp17wmtcVlA%3D%3D" xlink:type="simple">https://www.mouser.fr/ProductDetail/Samtec/SSW-120-02-L-D-RA?qs=%252BZP6%2F%252BtExtClp17wmtcVlA%3D%3D</text:a>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Grove</text:p>
          </table:table-cell>
          <table:table-cell office:value-type="string" calcext:value-type="string">
            <text:p>Connecteur generic pour I2C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310-47-104-41-001000</text:p>
          </table:table-cell>
          <table:table-cell office:value-type="string" calcext:value-type="string">
            <text:p>MILL MAX</text:p>
          </table:table-cell>
          <table:table-cell office:value-type="string" calcext:value-type="string">
            <text:p><text:a xlink:href="https://fr.farnell.com/mill-max/310-47-104-41-001000/sip-socket-4pos-2-54mm-through/dp/2889860" xlink:type="simple">https://fr.farnell.com/mill-max/310-47-104-41-001000/sip-socket-4pos-2-54mm-through/dp/2889860</text:a></text:p>
          </table:table-cell>
          <table:table-cell office:value-type="string" calcext:value-type="string">
            <text:p>Oui</text:p>
          </table:table-cell>
          <table:table-cell table:style-name="ce33"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3, J8, J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2C_Grove</text:p>
          </table:table-cell>
          <table:table-cell office:value-type="string" calcext:value-type="string">
            <text:p>Connecteur Grove</text:p>
          </table:table-cell>
          <table:table-cell office:value-type="string" calcext:value-type="string">
            <text:p>Connector:NS-Tech_Grove_1x04_P2mm_Vertical</text:p>
          </table:table-cell>
          <table:table-cell office:value-type="string" calcext:value-type="string">
            <text:p>110990030-10P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<text:a xlink:href="https://fr.farnell.com/seeed-studio/110990030/grove-connector-4p-2mm-10pk/dp/3446727" xlink:type="simple">https://fr.farnell.com/seeed-studio/110990030/grove-connector-4p-2mm-10pk/dp/3446727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4,J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eur pour le mikrobus </text:p>
          </table:table-cell>
          <table:table-cell office:value-type="string" calcext:value-type="string">
            <text:p>Conn_mikro:MIkrobus_Connector</text:p>
          </table:table-cell>
          <table:table-cell office:value-type="string" calcext:value-type="string">
            <text:p>310-47-108-41-001000</text:p>
          </table:table-cell>
          <table:table-cell office:value-type="string" calcext:value-type="string">
            <text:p>MILL MAX</text:p>
          </table:table-cell>
          <table:table-cell office:value-type="string" calcext:value-type="string">
            <text:p><text:a xlink:href="https://fr.farnell.com/mill-max/310-47-108-41-001000/sip-socket-8pos-2-54mm-through/dp/2889862?st=connecteur,%20%20socket,%20sip,%208%20contact" xlink:type="simple">https://fr.farnell.com/mill-max/310-47-108-41-001000/sip-socket-8pos-2-54mm-through/dp/2889862?st=connecteur,%20%20socket,%20sip,%208%20contact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6, J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eur pour debbuguer la carte Nucleo32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string" calcext:value-type="string">
            <text:p>CES-115-01-T-S .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<text:a xlink:href="https://fr.farnell.com/samtec/ces-115-01-t-s/conn-femelle-15-voies-1-rangee/dp/3584862?st=embase%20pcb,%202.54%20mm,%201%20rangée(s)%2015%20contact(s)" xlink:type="simple">https://fr.farnell.com/samtec/ces-115-01-t-s/conn-femelle-15-voies-1-rangee/dp/3584862?st=embase%20pcb,%202.54%20mm,%201%20rang%C3%A9e(s)%2015%20contact(s)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RESET_L432KC_Open</text:p>
          </table:table-cell>
          <table:table-cell office:value-type="string" calcext:value-type="string">
            <text:p>RESET button for MCU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MCU_Reset_Open</text:p>
          </table:table-cell>
          <table:table-cell office:value-type="string" calcext:value-type="string">
            <text:p>RESET button for RAK5146 MCU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SX1303_Reset_Open</text:p>
          </table:table-cell>
          <table:table-cell office:value-type="string" calcext:value-type="string">
            <text:p>RESET button for SX1303</text:p>
          </table:table-cell>
          <table:table-cell office:value-type="string" calcext:value-type="string">
            <text:p>Button_Switch_SMD:SW_Push_1P1T_NO_CK_KMR2</text:p>
          </table:table-cell>
          <table:table-cell office:value-type="string" calcext:value-type="string">
            <text:p>KMR241NG LFS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<text:a xlink:href="https://fr.farnell.com/c-k-components/kmr241ng-lfs/tactile-switch-0-05a-32vdc-400gf/dp/3780565?ost=switch+tactile+smd+kmr2&amp;cfm=true" xlink:type="simple">https://fr.farnell.com/c-k-components/kmr241ng-lfs/tactile-switch-0-05a-32vdc-400gf/dp/3780565?ost=switch+tactile+smd+kmr2&amp;cfm=true</text:a></text:p>
          </table:table-cell>
          <table:table-cell office:value-type="string" calcext:value-type="string">
            <text:p>Non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_STANDBY_GPS_Open</text:p>
          </table:table-cell>
          <table:table-cell office:value-type="string" calcext:value-type="string">
            <text:p>Connecteur pour le mode StandBY du GPS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22-28-4022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<text:a xlink:href="https://fr.farnell.com/molex/22-28-4022/connecteur-header-2-voies-1-rang/dp/2751449?st=pin%20header%20mâle%20pcb,%202.54%20mm,%201%20rangée(s),%202%20%20contact(s)%20tulipe" xlink:type="simple">https://fr.farnell.com/molex/22-28-4022/connecteur-header-2-voies-1-rang/dp/2751449?st=pin%20header%20m%C3%A2le%20pcb,%202.54%20mm,%201%20rang%C3%A9e(s),%202%20%20contact(s)%20tulipe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ed_controller</text:p>
          </table:table-cell>
          <table:table-cell office:value-type="string" calcext:value-type="string">
            <text:p>CAN speed controller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22-28-402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<text:a xlink:href="https://fr.farnell.com/molex/22-28-4022/connecteur-header-2-voies-1-rang/dp/2751449?st=pin%20header%20mâle%20pcb,%202.54%20mm,%201%20rangée(s),%202%20%20contact(s)%20tulipe" xlink:type="simple">https://fr.farnell.com/molex/22-28-4022/connecteur-header-2-voies-1-rang/dp/2751449?st=pin%20header%20m%C3%A2le%20pcb,%202.54%20mm,%201%20rang%C3%A9e(s),%202%20%20contact(s)%20tulipe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432K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<text:span text:style-name="T1">STM </text:span>NUCLEO32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NUCLEO-L432KC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<text:a xlink:href="https://fr.farnell.com/stmicroelectronics/nucleo-l432kc/carte-de-dev-nucleo-32/dp/2580786" xlink:type="simple">https://fr.farnell.com/stmicroelectronics/nucleo-l432kc/carte-de-dev-nucleo-32/dp/2580786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, R2, R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MC0805S8F0000T5E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<text:a xlink:href="https://fr.farnell.com/multicomp/mc0805s8f0000t5e/res-couche-epaisse-0r-1-0-125w/dp/2309112?st=resistance%200r%200805" xlink:type="simple">https://fr.farnell.com/multicomp/mc0805s8f0000t5e/res-couche-epaisse-0r-1-0-125w/dp/2309112?st=resistance%200r%200805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3, R4, R5, R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MC01W08051100R</text:p>
          </table:table-cell>
          <table:table-cell office:value-type="string" calcext:value-type="string">
            <text:p>MULTICOMP PRO</text:p>
          </table:table-cell>
          <table:table-cell office:value-type="string" calcext:value-type="string">
            <text:p><text:a xlink:href="https://fr.farnell.com/multicomp/mc01w08051100r/res-couche-epaisse-100r-1-0-1w/dp/9332375?st=resistance%20100%20ohm%200805" xlink:type="simple">https://fr.farnell.com/multicomp/mc01w08051100r/res-couche-epaisse-100r-1-0-1w/dp/9332375?st=resistance%20100%20ohm%200805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U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04" calcext:value-type="float">
            <text:p>7404</text:p>
          </table:table-cell>
          <table:table-cell table:style-name="ce4" office:value-type="string" calcext:value-type="string">
            <text:p>Logic gate NOT</text:p>
          </table:table-cell>
          <table:table-cell table:style-name="ce4" office:value-type="string" calcext:value-type="string">
            <text:p>ul_SN74HC04N:N14</text:p>
          </table:table-cell>
          <table:table-cell table:style-name="ce4" office:value-type="string" calcext:value-type="string">
            <text:p>SN74HC04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<text:a xlink:href="https://fr.farnell.com/texas-instruments/sn74hc04n/ic-hex-inverter-74hc04-dip14-5v/dp/3120432" xlink:type="simple">https://fr.farnell.com/texas-instruments/sn74hc04n/ic-hex-inverter-74hc04-dip14-5v/dp/3120432</text:a></text:p>
          </table:table-cell>
          <table:table-cell office:value-type="string" calcext:value-type="string">
            <text:p>Oui</text:p>
          </table:table-cell>
          <table:table-cell table:number-columns-repeated="1014"/>
        </table:table-row>
        <table:table-row table:style-name="ro1" table:number-rows-repeated="5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24" table:number-columns-repeated="2"/>
          <table:table-cell table:style-name="ce28"/>
          <table:table-cell table:style-name="ce24"/>
          <table:table-cell table:style-name="Default" table:number-columns-repeated="4"/>
          <table:table-cell table:number-columns-repeated="1014"/>
        </table:table-row>
        <table:table-row table:style-name="ro1" table:number-rows-repeated="3">
          <table:table-cell table:style-name="Default" table:number-columns-repeated="2"/>
          <table:table-cell table:style-name="ce24" table:number-columns-repeated="4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/>
          <table:table-cell table:style-name="ce24"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24"/>
          <table:table-cell table:style-name="Default" table:number-columns-repeated="7"/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24" table:number-columns-repeated="4"/>
          <table:table-cell table:style-name="Default" table:number-columns-repeated="4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0T14:00:57.061348073</dc:date>
    <meta:editing-duration>PT4H34M6S</meta:editing-duration>
    <meta:editing-cycles>17</meta:editing-cycles>
    <meta:generator>LibreOffice/7.3.7.2$Linux_X86_64 LibreOffice_project/30$Build-2</meta:generator>
    <meta:document-statistic meta:table-count="1" meta:cell-count="200" meta:object-count="0"/>
  </office:meta>
</office:document-meta>
</file>